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a96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Text_20_body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2-04T06:47:11.406104337</dc:date>
    <meta:editing-duration>PT11H55M21S</meta:editing-duration>
    <meta:editing-cycles>152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18" meta:character-count="1399" meta:non-whitespace-character-count="1257"/>
  </office:meta>
</office:document-meta>
</file>